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3121" officeooo:paragraph-rsid="004d234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cf02" officeooo:paragraph-rsid="0044cf0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2fa8" officeooo:paragraph-rsid="006e2f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officeooo:paragraph-rsid="008485d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485d0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485d0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e1c7" officeooo:paragraph-rsid="0062e1c7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734d" officeooo:paragraph-rsid="00616795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734d" officeooo:paragraph-rsid="0061679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d955a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6795" officeooo:paragraph-rsid="0065a2b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a2b7" officeooo:paragraph-rsid="0065a2b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a2b7" officeooo:paragraph-rsid="00768d1f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2fa8" officeooo:paragraph-rsid="006e2fa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2fa8" officeooo:paragraph-rsid="0079119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a560b3" officeooo:paragraph-rsid="0079119d" style:font-size-asian="12pt" style:font-weight-asian="normal" style:font-size-complex="12pt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52d6b" officeooo:paragraph-rsid="00852d6b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a6a6cc" officeooo:paragraph-rsid="0079119d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16795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3cc84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5a2b7" style:font-size-asian="12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6f0084" style:font-size-asian="12pt" style:font-size-complex="12pt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paragraph-rsid="0065a2b7" style:font-size-asian="12pt" style:font-size-complex="12pt"/>
    </style:style>
    <style:style style:name="P31" style:family="paragraph" style:parent-style-name="Standard" style:list-style-name="L10">
      <style:paragraph-properties fo:text-align="start" style:justify-single-word="false"/>
      <style:text-properties style:font-name="DejaVu Sans Condensed" fo:font-size="12pt" officeooo:paragraph-rsid="0065a2b7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768d1f" officeooo:paragraph-rsid="00768d1f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d955a" officeooo:paragraph-rsid="006d955a" style:font-size-asian="12pt" style:font-size-complex="12pt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rsid="00585493" officeooo:paragraph-rsid="0065a2b7" style:font-size-asian="12pt" style:font-size-complex="12pt"/>
    </style:style>
    <style:style style:name="P35" style:family="paragraph" style:parent-style-name="Standard" style:list-style-name="L4">
      <style:paragraph-properties fo:text-align="start" style:justify-single-word="false"/>
      <style:text-properties officeooo:paragraph-rsid="0077cd6c"/>
    </style:style>
    <style:style style:name="P36" style:family="paragraph" style:parent-style-name="Standard" style:list-style-name="L5">
      <style:paragraph-properties fo:text-align="start" style:justify-single-word="false"/>
      <style:text-properties officeooo:paragraph-rsid="00768d1f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768d1f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65a2b7"/>
    </style:style>
    <style:style style:name="P39" style:family="paragraph" style:parent-style-name="Standard" style:list-style-name="L12">
      <style:paragraph-properties fo:text-align="start" style:justify-single-word="false"/>
      <style:text-properties officeooo:paragraph-rsid="00768d1f"/>
    </style:style>
    <style:style style:name="T1" style:family="text">
      <style:text-properties style:text-line-through-style="none" style:text-line-through-type="none" style:font-name="DejaVu Sans Condensed" fo:font-size="12pt" fo:font-weight="normal" officeooo:rsid="007188f5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72be80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6e2fa8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62e1c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768d1f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77cd6c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698362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85493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9de1f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ccc39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98362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77cd6c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68d1f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85493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6e2fa8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79de1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text-position="sub 58%" fo:font-weight="bold" style:font-weight-asian="bold" style:font-weight-complex="bold"/>
    </style:style>
    <style:style style:name="T18" style:family="text">
      <style:text-properties style:text-line-through-style="none" style:text-line-through-type="none" style:text-position="sub 58%" fo:font-weight="bold" officeooo:rsid="00585493" style:font-weight-asian="bold" style:font-weight-complex="bold"/>
    </style:style>
    <style:style style:name="T19" style:family="text">
      <style:text-properties style:text-line-through-style="none" style:text-line-through-type="none" style:text-position="sub 58%" fo:font-weight="bold" officeooo:rsid="0065a2b7" style:font-weight-asian="bold" style:font-weight-complex="bold"/>
    </style:style>
    <style:style style:name="T20" style:family="text">
      <style:text-properties style:text-line-through-style="none" style:text-line-through-type="none" fo:font-weight="bold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513c7a" style:font-weight-asian="bold" style:font-weight-complex="bold"/>
    </style:style>
    <style:style style:name="T22" style:family="text">
      <style:text-properties style:text-line-through-style="none" style:text-line-through-type="none" fo:font-weight="bold" officeooo:rsid="00558174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44cf02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56734d" style:font-weight-asian="bold" style:font-weight-complex="bold"/>
    </style:style>
    <style:style style:name="T26" style:family="text">
      <style:text-properties style:text-line-through-style="none" style:text-line-through-type="none" fo:font-weight="bold" officeooo:rsid="006789b6" style:font-weight-asian="bold" style:font-weight-complex="bold"/>
    </style:style>
    <style:style style:name="T27" style:family="text">
      <style:text-properties style:text-line-through-style="none" style:text-line-through-type="none" fo:font-weight="bold" officeooo:rsid="0062e1c7" style:font-weight-asian="bold" style:font-weight-complex="bold"/>
    </style:style>
    <style:style style:name="T28" style:family="text">
      <style:text-properties style:text-line-through-style="none" style:text-line-through-type="none" fo:font-weight="bold" officeooo:rsid="0063cc84" style:font-weight-asian="bold" style:font-weight-complex="bold"/>
    </style:style>
    <style:style style:name="T29" style:family="text">
      <style:text-properties style:text-line-through-style="none" style:text-line-through-type="none" fo:font-weight="bold" officeooo:rsid="0065a2b7" style:font-weight-asian="bold" style:font-weight-complex="bold"/>
    </style:style>
    <style:style style:name="T30" style:family="text">
      <style:text-properties style:text-line-through-style="none" style:text-line-through-type="none" fo:font-weight="bold" officeooo:rsid="006d955a" style:font-weight-asian="bold" style:font-weight-complex="bold"/>
    </style:style>
    <style:style style:name="T31" style:family="text">
      <style:text-properties style:text-line-through-style="none" style:text-line-through-type="none" fo:font-weight="bold" officeooo:rsid="00585493" style:font-weight-asian="bold" style:font-weight-complex="bold"/>
    </style:style>
    <style:style style:name="T32" style:family="text">
      <style:text-properties style:text-line-through-style="none" style:text-line-through-type="none" fo:font-weight="bold" officeooo:rsid="007a32e8" style:font-weight-asian="bold" style:font-weight-complex="bold"/>
    </style:style>
    <style:style style:name="T33" style:family="text">
      <style:text-properties style:text-line-through-style="none" style:text-line-through-type="none" fo:font-weight="normal" style:font-weight-asian="normal" style:font-weight-complex="normal"/>
    </style:style>
    <style:style style:name="T34" style:family="text">
      <style:text-properties style:text-line-through-style="none" style:text-line-through-type="none" fo:font-weight="normal" officeooo:rsid="0056734d" style:font-weight-asian="normal" style:font-weight-complex="normal"/>
    </style:style>
    <style:style style:name="T35" style:family="text">
      <style:text-properties style:text-line-through-style="none" style:text-line-through-type="none" fo:font-weight="normal" officeooo:rsid="0062e1c7" style:font-weight-asian="normal" style:font-weight-complex="normal"/>
    </style:style>
    <style:style style:name="T36" style:family="text">
      <style:text-properties style:text-line-through-style="none" style:text-line-through-type="none" fo:font-weight="normal" officeooo:rsid="006789b6" style:font-weight-asian="normal" style:font-weight-complex="normal"/>
    </style:style>
    <style:style style:name="T37" style:family="text">
      <style:text-properties style:text-line-through-style="none" style:text-line-through-type="none" fo:font-weight="normal" officeooo:rsid="0063cc84" style:font-weight-asian="normal" style:font-weight-complex="normal"/>
    </style:style>
    <style:style style:name="T38" style:family="text">
      <style:text-properties style:text-line-through-style="none" style:text-line-through-type="none" fo:font-weight="normal" officeooo:rsid="006a71e9" style:font-weight-asian="normal" style:font-weight-complex="normal"/>
    </style:style>
    <style:style style:name="T39" style:family="text">
      <style:text-properties style:text-line-through-style="none" style:text-line-through-type="none" fo:font-weight="normal" officeooo:rsid="0065a2b7" style:font-weight-asian="normal" style:font-weight-complex="normal"/>
    </style:style>
    <style:style style:name="T40" style:family="text">
      <style:text-properties style:text-line-through-style="none" style:text-line-through-type="none" fo:font-weight="normal" officeooo:rsid="006ccc39" style:font-weight-asian="normal" style:font-weight-complex="normal"/>
    </style:style>
    <style:style style:name="T41" style:family="text">
      <style:text-properties style:text-line-through-style="none" style:text-line-through-type="none" fo:font-weight="normal" officeooo:rsid="006e2fa8" style:font-weight-asian="normal" style:font-weight-complex="normal"/>
    </style:style>
    <style:style style:name="T42" style:family="text">
      <style:text-properties style:text-line-through-style="none" style:text-line-through-type="none" fo:font-weight="normal" officeooo:rsid="00585493" style:font-weight-asian="normal" style:font-weight-complex="normal"/>
    </style:style>
    <style:style style:name="T43" style:family="text">
      <style:text-properties style:text-line-through-style="none" style:text-line-through-type="none" fo:font-weight="normal" officeooo:rsid="006d955a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bold" officeooo:rsid="0078c9b7" style:font-weight-asian="bold" style:font-weight-complex="bold"/>
    </style:style>
    <style:style style:name="T45" style:family="text">
      <style:text-properties style:text-position="sub 58%" fo:font-weight="bold" style:font-weight-asian="bold" style:font-weight-complex="bold"/>
    </style:style>
    <style:style style:name="T46" style:family="text">
      <style:text-properties officeooo:rsid="005ee4cc"/>
    </style:style>
    <style:style style:name="T47" style:family="text">
      <style:text-properties officeooo:rsid="0062e1c7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ae236" style:font-weight-asian="bold" style:font-weight-complex="bold"/>
    </style:style>
    <style:style style:name="T50" style:family="text">
      <style:text-properties fo:font-weight="bold" officeooo:rsid="005ee4cc" style:font-weight-asian="bold" style:font-weight-complex="bold"/>
    </style:style>
    <style:style style:name="T51" style:family="text">
      <style:text-properties fo:font-weight="bold" officeooo:rsid="006d955a" style:font-weight-asian="bold" style:font-weight-complex="bold"/>
    </style:style>
    <style:style style:name="T52" style:family="text">
      <style:text-properties fo:font-weight="bold" officeooo:rsid="006789b6" style:font-weight-asian="bold" style:font-weight-complex="bold"/>
    </style:style>
    <style:style style:name="T53" style:family="text">
      <style:text-properties officeooo:rsid="006789b6"/>
    </style:style>
    <style:style style:name="T54" style:family="text">
      <style:text-properties fo:color="#c9211e" loext:opacity="100%" style:text-line-through-style="none" style:text-line-through-type="none" fo:font-weight="bold" officeooo:rsid="006789b6" style:font-weight-asian="bold" style:font-weight-complex="bold"/>
    </style:style>
    <style:style style:name="T55" style:family="text">
      <style:text-properties fo:color="#c9211e" loext:opacity="100%" style:text-line-through-style="none" style:text-line-through-type="none" style:font-name="DejaVu Sans Condensed" fo:font-size="12pt" fo:font-weight="bold" officeooo:rsid="006e2fa8" style:font-size-asian="12pt" style:font-weight-asian="bold" style:font-size-complex="12pt" style:font-weight-complex="bold"/>
    </style:style>
    <style:style style:name="T56" style:family="text">
      <style:text-properties officeooo:rsid="006a71e9"/>
    </style:style>
    <style:style style:name="T57" style:family="text">
      <style:text-properties officeooo:rsid="006ae236"/>
    </style:style>
    <style:style style:name="T58" style:family="text">
      <style:text-properties officeooo:rsid="006ccc39"/>
    </style:style>
    <style:style style:name="T59" style:family="text">
      <style:text-properties officeooo:rsid="006d955a"/>
    </style:style>
    <style:style style:name="T60" style:family="text">
      <style:text-properties officeooo:rsid="006e2fa8"/>
    </style:style>
    <style:style style:name="T61" style:family="text">
      <style:text-properties style:text-position="0% 100%" fo:font-weight="bold" officeooo:rsid="0078c9b7" style:font-weight-asian="bold" style:font-weight-complex="bold"/>
    </style:style>
    <style:style style:name="T62" style:family="text">
      <style:text-properties officeooo:rsid="00a560b3"/>
    </style:style>
    <style:style style:name="T63" style:family="text">
      <style:text-properties officeooo:rsid="007cf619"/>
    </style:style>
    <style:style style:name="T64" style:family="text">
      <style:text-properties officeooo:rsid="00817fb9"/>
    </style:style>
    <style:style style:name="T65" style:family="text">
      <style:text-properties officeooo:rsid="0035db3e"/>
    </style:style>
    <style:style style:name="T66" style:family="text">
      <style:text-properties officeooo:rsid="008547f8"/>
    </style:style>
    <style:style style:name="T67" style:family="text">
      <style:text-properties officeooo:rsid="008673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65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C1" office:value-type="string">
            <text:p text:style-name="P8">4xx - A2A</text:p>
          </table:table-cell>
          <table:table-cell table:style-name="Table1.C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6"><text:span text:style-name="T21">2</text:span><text:span text:style-name="T22">0</text:span><text:span text:style-name="T21">1</text:span><text:span text:style-name="T23"> - </text:span><text:span text:style-name="T24">Cold Start</text:span></text:p>
      <text:p text:style-name="P1"/>
      <text:p text:style-name="P2">Cold Start<text:span text:style-name="T64"> -- WIP</text:span></text:p>
      <text:list xml:id="list4258798239" text:style-name="L1">
        <text:list-item>
          <text:p text:style-name="P9"><text:span text:style-name="T48">Canopy</text:span> ... <text:span text:style-name="T48">Close</text:span></text:p>
        </text:list-item>
        <text:list-item>
          <text:p text:style-name="P26"><text:span text:style-name="T25">MSTR IGN</text:span><text:span text:style-name="T34"> </text:span><text:span text:style-name="T35">knob</text:span><text:span text:style-name="T34"> ... </text:span><text:span text:style-name="T25">BATT</text:span><text:span text:style-name="T34"> (or EXT </text:span><text:span text:style-name="T35">PWR </text:span><text:span text:style-name="T34">if using external power</text:span><text:span text:style-name="T35">;</text:span><text:span text:style-name="T34"> set to BATT after APU is started)</text:span></text:p>
        </text:list-item>
      </text:list>
      <text:list text:style-name="L2">
        <text:list-item>
          <text:list>
            <text:list-item>
              <text:p text:style-name="P10">Must start APU within 1 minute if temp &gt; 43 deg C/109 deg F, 3 mins if temp between 32-43 deg C, 20 mins if temp &lt; 32 deg C.</text:p>
            </text:list-item>
          </text:list>
        </text:list-item>
      </text:list>
      <text:list xml:id="list173034161063875" text:continue-list="list4258798239" text:style-name="L1">
        <text:list-item>
          <text:p text:style-name="P11"><text:span text:style-name="T48">Lights</text:span> ... <text:span text:style-name="T48">As needed</text:span><text:span text:style-name="T47"> (left console rear)</text:span></text:p>
        </text:list-item>
      </text:list>
      <text:list text:style-name="L3">
        <text:list-item>
          <text:list>
            <text:list-item>
              <text:p text:style-name="P29"><text:span text:style-name="T54">IMPORTANT:</text:span><text:span text:style-name="T36"> </text:span><text:span text:style-name="T26">INTR LT PRIMARY</text:span><text:span text:style-name="T36"> knob (left console rear) must be turned up to see boresight reticle.</text:span></text:p>
            </text:list-item>
          </text:list>
        </text:list-item>
      </text:list>
      <text:list xml:id="list173033141039118" text:continue-list="list173034161063875" text:style-name="L1">
        <text:list-item>
          <text:p text:style-name="P26"><text:span text:style-name="T25">APU </text:span><text:span text:style-name="T27">start</text:span><text:span text:style-name="T35"> </text:span><text:span text:style-name="T34">button ... </text:span><text:span text:style-name="T25">Press</text:span><text:span text:style-name="T34"> to start </text:span><text:span text:style-name="T35">APU (guarded button, left console just behind MSTR IGN knob)</text:span></text:p>
        </text:list-item>
      </text:list>
      <text:list text:style-name="L4">
        <text:list-item>
          <text:list>
            <text:list-item>
              <text:p text:style-name="P35"><text:span text:style-name="T4">D</text:span><text:span text:style-name="T5">OPPLER nav system starts aligning automatically</text:span><text:span text:style-name="T6">. <text:s/>You can check status on TSD &gt; UTIL page, </text:span><text:span text:style-name="T7">POSITION CONFIDENCE section shows alignment progress: white numbers turn green when finished (takes </text:span><text:span text:style-name="T10">3</text:span><text:span text:style-name="T11">m</text:span><text:span text:style-name="T12">5</text:span><text:span text:style-name="T10">5</text:span><text:span text:style-name="T11">s</text:span><text:span text:style-name="T6"> from when APU begins providing power</text:span><text:span text:style-name="T7">)</text:span><text:span text:style-name="T6">. <text:s/></text:span><text:span text:style-name="T1">The Dash 10 manual says: "</text:span><text:span text:style-name="T6">There is no effect on</text:span><text:span text:style-name="T1"> </text:span><text:span text:style-name="T6">the NAV system accuracy if the engines are started, or if</text:span><text:span text:style-name="T1"> </text:span><text:span text:style-name="T6">the main rotor is turning during alignment.</text:span><text:span text:style-name="T1">"</text:span><text:span text:style-name="T2"> (p. 374, 3-68)</text:span></text:p>
            </text:list-item>
          </text:list>
        </text:list-item>
      </text:list>
      <text:list xml:id="list173033862449498" text:continue-list="list173033141039118" text:style-name="L1">
        <text:list-item>
          <text:p text:style-name="P32"><text:span text:style-name="T35">R</text:span><text:span text:style-name="T33">adio </text:span><text:span text:style-name="T20">SQL switches</text:span><text:span text:style-name="T33"> ... </text:span><text:span text:style-name="T20">Forward</text:span><text:span text:style-name="T33"> (they spring back to neutral) to enable squelch on all 5 radios (sets squelch for both PLT and CPG) (right console forward)</text:span></text:p>
        </text:list-item>
      </text:list>
      <text:list text:style-name="L5">
        <text:list-item>
          <text:list>
            <text:list-item>
              <text:p text:style-name="P36"><text:span text:style-name="T5">Squelched radios show a '</text:span><text:span text:style-name="T13">*</text:span><text:span text:style-name="T5">' next to the radio in the UFC.</text:span></text:p>
            </text:list-item>
          </text:list>
        </text:list-item>
      </text:list>
      <text:list xml:id="list173034139002480" text:continue-list="list173033862449498" text:style-name="L1">
        <text:list-item>
          <text:p text:style-name="P37"><text:span text:style-name="T5">Set clock to </text:span><text:span text:style-name="T13">ZULU</text:span><text:span text:style-name="T5"> or </text:span><text:span text:style-name="T13">LOCAL</text:span><text:span text:style-name="T5"> time ... </text:span><text:span text:style-name="T13">TSD</text:span><text:span text:style-name="T5"> OSB &gt; </text:span><text:span text:style-name="T13">UTIL</text:span><text:span text:style-name="T5"> OSB (T6) &gt; </text:span><text:span text:style-name="T13">TIME</text:span><text:span text:style-name="T5"> OSB (R2)</text:span></text:p>
        </text:list-item>
        <text:list-item>
          <text:p text:style-name="P27"><text:span text:style-name="T37">Reset </text:span><text:span text:style-name="T28">WCA</text:span><text:span text:style-name="T38"> (Warning/Caution/Advisory)</text:span><text:span text:style-name="T37">: </text:span><text:span text:style-name="T29">[</text:span><text:span text:style-name="T28">M</text:span><text:span text:style-name="T29">]</text:span><text:span text:style-name="T37"> OSB &gt; </text:span><text:span text:style-name="T28">DMS</text:span><text:span text:style-name="T37"> </text:span><text:span text:style-name="T39">OSB ([M])</text:span><text:span text:style-name="T37"> &gt; </text:span><text:span text:style-name="T28">WCA</text:span><text:span text:style-name="T37"> OSB &gt; </text:span><text:span text:style-name="T28">RESET</text:span><text:span text:style-name="T37"> OSB.</text:span></text:p>
        </text:list-item>
        <text:list-item>
          <text:p text:style-name="P28"><text:span text:style-name="T29">SAI</text:span><text:span text:style-name="T39"> ... </text:span><text:span text:style-name="T29">Uncage</text:span><text:span text:style-name="T39"> </text:span><text:span text:style-name="T40">(hold right-click while scrolling) </text:span><text:span text:style-name="T39">(right instrument panel)</text:span></text:p>
        </text:list-item>
        <text:list-item>
          <text:p text:style-name="P33"><text:span text:style-name="T39">G</text:span><text:span text:style-name="T33">o to </text:span><text:span text:style-name="T20">ENG</text:span><text:span text:style-name="T33"> page on either MFD (</text:span><text:span text:style-name="T20">[M]</text:span><text:span text:style-name="T33"> OSB -&gt; </text:span><text:span text:style-name="T20">ENG</text:span><text:span text:style-name="T33"> OSB)</text:span><text:span text:style-name="T41"> before starting engines</text:span></text:p>
        </text:list-item>
        <text:list-item>
          <text:p text:style-name="P12"><text:span text:style-name="T48">Start first engine</text:span> (either engine can be started first):</text:p>
        </text:list-item>
      </text:list>
      <text:list text:style-name="L6">
        <text:list-item>
          <text:list>
            <text:list-item>
              <text:p text:style-name="P14">Cold engine (4 hours since last shutdown):</text:p>
            </text:list-item>
          </text:list>
        </text:list-item>
      </text:list>
      <text:list xml:id="list173033680089121" text:continue-list="list173034139002480" text:style-name="L1">
        <text:list-item>
          <text:list>
            <text:list-item>
              <text:list>
                <text:list-item>
                  <text:p text:style-name="P12"><text:span text:style-name="T50">ENG </text:span><text:span text:style-name="T48">START</text:span> switch ... <text:span text:style-name="T48">START</text:span><text:span text:style-name="T46"> </text:span><text:span text:style-name="T58">(right click) </text:span><text:span text:style-name="T46">(left console outboard)</text:span></text:p>
                </text:list-item>
                <text:list-item>
                  <text:p text:style-name="P12">When <text:span text:style-name="T48">N</text:span><text:span text:style-name="T45">G</text:span><text:span text:style-name="T61">%</text:span> starts going up, <text:span text:style-name="T48">POWER lever</text:span> ... <text:span text:style-name="T48">IDLE</text:span><text:span text:style-name="T57"> (</text:span><text:span text:style-name="T49">RAlt-Home for engine 1, RShift-Home for engine 2</text:span><text:span text:style-name="T57">)</text:span>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p text:style-name="P15">Warm engine</text:p>
            </text:list-item>
          </text:list>
        </text:list-item>
      </text:list>
      <text:list text:style-name="L8">
        <text:list-item>
          <text:p text:style-name="P30"><text:span text:style-name="T30">ENG </text:span><text:span text:style-name="T31">START</text:span><text:span text:style-name="T42"> switch ... </text:span><text:span text:style-name="T31">IGN OVRD</text:span><text:span text:style-name="T43"> (left click and hold)</text:span></text:p>
        </text:list-item>
        <text:list-item>
          <text:p text:style-name="P30"><text:span text:style-name="T42">Allow </text:span><text:span text:style-name="T31">N</text:span><text:span text:style-name="T18">G</text:span><text:span text:style-name="T44">%</text:span><text:span text:style-name="T42"> to increase to </text:span><text:span text:style-name="T31">18-20%</text:span><text:span text:style-name="T42">, then </text:span><text:span text:style-name="T30">ENG </text:span><text:span text:style-name="T31">START</text:span><text:span text:style-name="T42"> switch ... </text:span><text:span text:style-name="T31">OFF</text:span><text:span text:style-name="T43"> (release left click)</text:span></text:p>
        </text:list-item>
        <text:list-item>
          <text:p text:style-name="P34"><text:span text:style-name="T33">When </text:span><text:span text:style-name="T20">N</text:span><text:span text:style-name="T17">G</text:span><text:span text:style-name="T44">%</text:span><text:span text:style-name="T33"> is back below 5%, </text:span><text:span text:style-name="T30">ENG </text:span><text:span text:style-name="T20">START</text:span><text:span text:style-name="T33"> switch ... </text:span><text:span text:style-name="T20">START</text:span><text:span text:style-name="T43"> (right click)</text:span></text:p>
        </text:list-item>
        <text:list-item>
          <text:p text:style-name="P16"><text:span text:style-name="T48">POWER lever</text:span> ... <text:span text:style-name="T48">IDLE</text:span></text:p>
        </text:list-item>
      </text:list>
      <text:list xml:id="list173033269952764" text:continue-list="list173033680089121" text:style-name="L1">
        <text:list-item>
          <text:p text:style-name="P12"><text:span text:style-name="T48">Start second engine</text:span>:</text:p>
          <text:list>
            <text:list-item>
              <text:p text:style-name="P12">Follow steps above for conventional startup.</text:p>
            </text:list-item>
          </text:list>
        </text:list-item>
      </text:list>
      <text:list text:style-name="L9">
        <text:list-item>
          <text:list>
            <text:list-item>
              <text:p text:style-name="P17">For cross-engine start:</text:p>
            </text:list-item>
          </text:list>
        </text:list-item>
      </text:list>
      <text:list xml:id="list173033202874044" text:continue-list="list173033269952764" text:style-name="L1">
        <text:list-item>
          <text:list>
            <text:list-item>
              <text:list>
                <text:list-item>
                  <text:p text:style-name="P12"><text:span text:style-name="T59">Go to </text:span><text:span text:style-name="T51">ENG</text:span><text:span text:style-name="T59"> page (</text:span><text:span text:style-name="T51">[M]</text:span><text:span text:style-name="T59"> OSB -&gt; </text:span><text:span text:style-name="T51">ENG</text:span><text:span text:style-name="T59"> OSB)</text:span></text:p>
                </text:list-item>
                <text:list-item>
                  <text:p text:style-name="P13">Increase collective to <text:span text:style-name="T48">95% N</text:span><text:span text:style-name="T45">G</text:span> on the other engine.</text:p>
                </text:list-item>
                <text:list-item>
                  <text:p text:style-name="P12">Follow steps above for cold or warm engine start.</text:p>
                </text:list-item>
                <text:list-item>
                  <text:p text:style-name="P18">Collective ... reduce to flat pitch</text:p>
                </text:list-item>
              </text:list>
            </text:list-item>
          </text:list>
        </text:list-item>
        <text:list-item>
          <text:p text:style-name="P19">Wait for <text:span text:style-name="T48">oil pressure</text:span> for both engines to be less than <text:span text:style-name="T48">70 PSI</text:span> (ENG page).</text:p>
        </text:list-item>
        <text:list-item>
          <text:p text:style-name="P38"><text:span text:style-name="T14">POWER levers</text:span><text:span text:style-name="T8"> ... </text:span><text:span text:style-name="T14">Advance smoothly to FLY</text:span><text:span text:style-name="T3"> (</text:span><text:span text:style-name="T15">Numpad</text:span><text:span text:style-name="T16"> </text:span><text:span text:style-name="T15">+</text:span><text:span text:style-name="T3"> and hold to advance both</text:span><text:span text:style-name="T9">, use short increments</text:span><text:span text:style-name="T3">)</text:span></text:p>
        </text:list-item>
      </text:list>
      <text:list text:style-name="L10">
        <text:list-item>
          <text:list>
            <text:list-item>
              <text:p text:style-name="P31"><text:span text:style-name="T29">N</text:span><text:span text:style-name="T19">R</text:span><text:span text:style-name="T32">%</text:span><text:span text:style-name="T39"> and </text:span><text:span text:style-name="T29">N</text:span><text:span text:style-name="T19">P</text:span><text:span text:style-name="T32">%</text:span><text:span text:style-name="T39"> should stabilize at </text:span><text:span text:style-name="T29">101%</text:span><text:span text:style-name="T39">.</text:span></text:p>
            </text:list-item>
          </text:list>
        </text:list-item>
      </text:list>
      <text:list xml:id="list173033004292133" text:continue-list="list173033202874044" text:style-name="L1">
        <text:list-item>
          <text:p text:style-name="P12"><text:span text:style-name="T48">APU</text:span> ... <text:span text:style-name="T48">OFF</text:span><text:span text:style-name="T56"> (press APU button)</text:span><text:span text:style-name="T60"> and close cover</text:span></text:p>
        </text:list-item>
      </text:list>
      <text:list text:style-name="L11">
        <text:list-item>
          <text:list>
            <text:list-item>
              <text:p text:style-name="P21">APU ON text should disappear from UFC.</text:p>
            </text:list-item>
          </text:list>
        </text:list-item>
      </text:list>
      <text:list xml:id="list173033689226715" text:continue-list="list173033004292133" text:style-name="L1">
        <text:list-item>
          <text:p text:style-name="P20"><text:span text:style-name="T48">Boresight HMD</text:span>: <text:span text:style-name="T48">[WPN]</text:span> OSB &gt; <text:span text:style-name="T48">BORESIGHT</text:span> OSB &gt; <text:span text:style-name="T48">IHADSS</text:span> OSB &gt; line up <text:span text:style-name="T53">HMD LOS </text:span>crosshair in boresight rings &gt; <text:span text:style-name="T48">B/S NOW</text:span> OSB<text:span text:style-name="T53"> (you can also click B/S NOW with </text:span><text:span text:style-name="T52">Cursor Enter</text:span><text:span text:style-name="T53"> (</text:span><text:span text:style-name="T52">Ministick press</text:span><text:span text:style-name="T53">)</text:span></text:p>
        </text:list-item>
      </text:list>
      <text:list text:style-name="L12">
        <text:list-item>
          <text:list>
            <text:list-item>
              <text:p text:style-name="P39"><text:span text:style-name="T55">IMPORTANT:</text:span><text:span text:style-name="T3"> </text:span><text:span text:style-name="T15">INTR LT PRIMARY</text:span><text:span text:style-name="T3"> knob (left console rear) must be turned up to see boresight reticle.</text:span></text:p>
            </text:list-item>
          </text:list>
        </text:list-item>
      </text:list>
      <text:list xml:id="list173033203146944" text:continue-list="list173033689226715" text:style-name="L1">
        <text:list-item>
          <text:p text:style-name="P23">RLWR system ... On: [M] OSB &gt; ASE OSB &gt; UTIL OSB &gt; RLWR OSB (circle is solid when enabled)</text:p>
        </text:list-item>
        <text:list-item>
          <text:p text:style-name="P22">RLWR volume ... As needed (right console forward, volume knob on radios panel, AUX section)</text:p>
        </text:list-item>
        <text:list-item>
          <text:p text:style-name="P23">Chaff system ... ARM: [M] OSB &gt; ASE OSB &gt; UTIL OSB &gt; CHAFF OSB</text:p>
        </text:list-item>
      </text:list>
      <text:list text:style-name="L13">
        <text:list-item>
          <text:list>
            <text:list-item>
              <text:p text:style-name="P24"><text:span text:style-name="T67">Master Arm or </text:span><text:span text:style-name="T66">GND ORIDE</text:span> must be ON to arm the chaff system.</text:p>
            </text:list-item>
          </text:list>
        </text:list-item>
      </text:list>
      <text:list xml:id="list173034416212094" text:continue-list="list173033203146944" text:style-name="L1">
        <text:list-item>
          <text:p text:style-name="P25"><text:span text:style-name="T63">(If CPG) </text:span><text:span text:style-name="T62">C</text:span>PG laser on<text:span text:style-name="T63"> ... WPN &gt; UTIL &gt; LASER</text:span></text:p>
        </text:list-item>
      </text:list>
      <text:p text:style-name="P5"/>
      <text:p text:style-name="P3"/>
      <text:p text:style-name="P4">Proceed with remaining takeoff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4T17:30:25.264000000</dc:date>
    <meta:editing-duration>PT17H18M13S</meta:editing-duration>
    <meta:editing-cycles>8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0" meta:word-count="641" meta:character-count="3276" meta:non-whitespace-character-count="2724"/>
  </office:meta>
</office:document-meta>
</file>